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5cm" style:rel-column-width="32767*"/>
    </style:style>
    <style:style style:name="Tabella1.1" style:family="table-row">
      <style:table-row-properties style:min-row-height="6.24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– LUCA MAZZUCCO S203372_020215 </text:p>
      <text:p text:style-name="P1">PROGRAMMAZIONE 12 PUNTI <text:s text:c="3"/></text:p>
      <text:p text:style-name="P1"/>
      <text:p text:style-name="P2">ESERCIZIO 1</text:p>
      <text:p text:style-name="P2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>#include &lt;stdio.h&gt;</text:p>
            <text:p text:style-name="P3">#include &lt;stdlib.h&gt;</text:p>
            <text:p text:style-name="P3"/>
            <text:p text:style-name="P3">void eraseDuplicate(char*str)</text:p>
            <text:p text:style-name="P3">{</text:p>
            <text:p text:style-name="P3"><text:s text:c="4"/>int i = 1, j=0, n=0, flag =0;</text:p>
            <text:p text:style-name="P3"/>
            <text:p text:style-name="P3"><text:s text:c="4"/>char *str2 = malloc(sizeof(str));</text:p>
            <text:p text:style-name="P3"><text:s text:c="4"/>str2[0] = str[0];</text:p>
            <text:p text:style-name="P3"/>
            <text:p text:style-name="P3"><text:s text:c="4"/>while(str[i]!='\0')</text:p>
            <text:p text:style-name="P3"><text:s text:c="4"/>{</text:p>
            <text:p text:style-name="P3"><text:s text:c="8"/>j = n;</text:p>
            <text:p text:style-name="P3"><text:s text:c="8"/>flag = 0;</text:p>
            <text:p text:style-name="P3"><text:s text:c="8"/>while(j&gt;=0)</text:p>
            <text:p text:style-name="P3"><text:s text:c="8"/>{</text:p>
            <text:p text:style-name="P3"><text:s text:c="12"/>if(str[i]==str2[j])</text:p>
            <text:p text:style-name="P3"><text:s text:c="16"/>flag = 1;</text:p>
            <text:p text:style-name="P3"><text:s text:c="12"/>j--;</text:p>
            <text:p text:style-name="P3"><text:s text:c="8"/>}</text:p>
            <text:p text:style-name="P3"><text:s text:c="8"/>if(flag==0)</text:p>
            <text:p text:style-name="P3"><text:s text:c="8"/>{</text:p>
            <text:p text:style-name="P3"><text:s text:c="12"/>n++;</text:p>
            <text:p text:style-name="P3"><text:s text:c="12"/>str2[n] = str[i];</text:p>
            <text:p text:style-name="P3"><text:s text:c="8"/>}</text:p>
            <text:p text:style-name="P3"><text:s text:c="8"/>i++;</text:p>
            <text:p text:style-name="P3"><text:s text:c="4"/>}</text:p>
            <text:p text:style-name="P3"><text:s text:c="4"/>n++;</text:p>
            <text:p text:style-name="P3"><text:s text:c="4"/>str2[n] = '\0';</text:p>
            <text:p text:style-name="P3"><text:s text:c="4"/>printf("%s", str2);</text:p>
            <text:p text:style-name="P3"><text:s text:c="4"/>return;</text:p>
            <text:p text:style-name="P3">}</text:p>
          </table:table-cell>
          <table:table-cell table:style-name="Tabella1.B1" office:value-type="string">
            <text:p text:style-name="P3"/>
            <text:p text:style-name="P3"/>
            <text:p text:style-name="P3"/>
            <text:p text:style-name="P3">La seguente funzione iterativa riceve come attributo la stringa str e utilizza la stringa str2 come risultato di pari lunghezza.</text:p>
            <text:p text:style-name="P3"/>
            <text:p text:style-name="P3">Un ciclo scorre tutti i caratteri della stringa str</text:p>
            <text:p text:style-name="P3">confrontandoli ad uno ad uno con i caratteri già immessi nella stringa str2. </text:p>
            <text:p text:style-name="P3">Un flag segnala l'eventuale ritrovamento di un carattere uguale ad uno già caricato non permettendo così l'aggiunta di un nuovo carattere in str2.</text:p>
            <text:p text:style-name="P3"/>
            <text:p text:style-name="P3">Infine si aggiunge il carattere di fine stringa a str2 e si stampa il risultato.</text:p>
            <text:p text:style-name="P3"/>
            <text:p text:style-name="P3">A differenza della funzione scritta in esame è stato corretto soltanto il return della funzione che essendo void doveva essere vuoto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SERCIZIO 2</text:p>
      <text:p text:style-name="P2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#include &lt;stdio.h&gt;</text:p>
            <text:p text:style-name="P3">#include &lt;stdlib.h&gt;</text:p>
            <text:p text:style-name="P3">#define N 10</text:p>
            <text:p text:style-name="P3"/>
            <text:p text:style-name="P3">int level =-1, <text:s/>j;</text:p>
            <text:p text:style-name="P3"/>
            <text:p text:style-name="P3">void visitLevelByLevel(struct node *root, int l1, int l2)</text:p>
            <text:p text:style-name="P3">{</text:p>
            <text:p text:style-name="P3"><text:s text:c="4"/>int i;</text:p>
            <text:p text:style-name="P3"><text:s text:c="4"/>if(level == j)</text:p>
            <text:p text:style-name="P3"><text:s text:c="4"/>{</text:p>
            <text:p text:style-name="P3"><text:s text:c="8"/>printf("%d", root-&gt;key);</text:p>
            <text:p text:style-name="P3"><text:s text:c="8"/>return;</text:p>
            <text:p text:style-name="P3"><text:s text:c="4"/>}</text:p>
            <text:p text:style-name="P3"/>
            <text:p text:style-name="P3"><text:s text:c="4"/>level++;</text:p>
            <text:p text:style-name="P3"/>
            <text:p text:style-name="P3"><text:s text:c="4"/>for(i=0; i&lt;N; i++)</text:p>
            <text:p text:style-name="P3"><text:s text:c="4"/>{</text:p>
            <text:p text:style-name="P3"><text:s text:c="8"/>visitLevelByLevel(root-&gt;children[i], l1, l2);</text:p>
            <text:p text:style-name="P3"><text:s text:c="4"/>}</text:p>
            <text:p text:style-name="P3"><text:s text:c="4"/>level--;</text:p>
            <text:p text:style-name="P3"/>
            <text:p text:style-name="P3"><text:s text:c="4"/>if(i == N &amp;&amp; level == 0 &amp;&amp; j&lt;=l2)</text:p>
            <text:p text:style-name="P3"><text:s text:c="4"/>{</text:p>
            <text:p text:style-name="P3"><text:s text:c="8"/>j++;</text:p>
            <text:p text:style-name="P3"><text:s text:c="8"/>visitLevelByLevel(root, l1, l2);</text:p>
            <text:p text:style-name="P3"><text:s text:c="4"/>}</text:p>
            <text:p text:style-name="P3"/>
            <text:p text:style-name="P3"><text:s text:c="4"/>return;</text:p>
            <text:p text:style-name="P3">}</text:p>
          </table:table-cell>
          <table:table-cell table:style-name="Tabella2.B1" office:value-type="string">
            <text:p text:style-name="P3">La seguente funzione ricorsiva <text:s/>è composta da:</text:p>
            <text:p text:style-name="P3"/>
            <text:p text:style-name="P3">- Una condizione di fine ricorsione, vera se il livello corrente ("level") è uguale al livello cercato ("j" inizializzato a l1 nel main) con eventuale stampa della chiave;</text:p>
            <text:p text:style-name="P3"/>
            <text:p text:style-name="P3">- Ciclo For per il richiamo della funzione;</text:p>
            <text:p text:style-name="P3"/>
            <text:p text:style-name="P3">- Una condizione vera se i parametri rispecchiano quelli della prima ricorsione e se j&lt;=l2, la quale richiama nuovamente la funzione con il nuovo livello cercato (j++).</text:p>
            <text:p text:style-name="P3"/>
            <text:p text:style-name="P3">Rispetto alla versione della sede d'esame sono state apportate le seguenti modifiche:</text:p>
            <text:p text:style-name="P3">1 – la riga level++ è stata portata fuori dal ciclo;</text:p>
            <text:p text:style-name="P3">2 – le variabili "11" e "12" lette con distrazione sono state sostituite con "l1" e "l2" (una variabile chiamata con soli numeri non è permessa);</text:p>
            <text:p text:style-name="P3">3 – per chiarezza sono state accorpate le ultime due condizioni e sostituito il parametro </text:p>
            <text:p text:style-name="P3">"tree-&gt;head" con "root", che nella prima chiamata di funzione è uguale alla radice dell'albero.</text:p>
            <text:p text:style-name="P3"/>
            <text:p text:style-name="P3"/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SERCIZIO 3</text:p>
      <text:p text:style-name="P2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3">#include &lt;stdio.h&gt;</text:p>
            <text:p text:style-name="P3">#include &lt;stdlib.h&gt;</text:p>
            <text:p text:style-name="P3">#include &lt;string.h&gt;</text:p>
            <text:p text:style-name="P3"/>
            <text:p text:style-name="P3">void disp(int pos, char**set, char*sigla, int n, FILE*f)</text:p>
            <text:p text:style-name="P3">{</text:p>
            <text:p text:style-name="P3"><text:s text:c="4"/>int i;</text:p>
            <text:p text:style-name="P3"><text:s text:c="4"/>if (pos==n)</text:p>
            <text:p text:style-name="P3"><text:s text:c="4"/>{</text:p>
            <text:p text:style-name="P3"><text:s text:c="8"/>fprintf(f, "%s\n", sigla);</text:p>
            <text:p text:style-name="P3"><text:s text:c="8"/>return;</text:p>
            <text:p text:style-name="P3"><text:s text:c="4"/>}</text:p>
            <text:p text:style-name="P3"><text:s text:c="4"/>for(i=0; i&lt;strlen(set[pos]); i++)</text:p>
            <text:p text:style-name="P3"><text:s text:c="4"/>{</text:p>
            <text:p text:style-name="P3"><text:s text:c="8"/>sigla[pos] = set[pos][i];</text:p>
            <text:p text:style-name="P3"><text:s text:c="8"/>disp(pos+1, set, sigla, n, f);</text:p>
            <text:p text:style-name="P3"><text:s text:c="4"/>}</text:p>
            <text:p text:style-name="P3"/>
            <text:p text:style-name="P3"/>
            <text:p text:style-name="P3"><text:s text:c="4"/>return;</text:p>
            <text:p text:style-name="P3">}</text:p>
          </table:table-cell>
          <table:table-cell table:style-name="Tabella3.B1" office:value-type="string">
            <text:p text:style-name="P3">La seguente funzione calcola tutte le disposizioni possibili con scelta variabile per ogni posizione.</text:p>
            <text:p text:style-name="P3"/>
            <text:p text:style-name="P3">E' composta da:</text:p>
            <text:p text:style-name="P3">- Una condizione di terminazione, vera se sono già state inseriti tutti i caratteri;</text:p>
            <text:p text:style-name="P3"/>
            <text:p text:style-name="P3">-Un ciclo di chiamate alla funzione preceduto dall'assegnazione di un carattere alla stringa risultato "sigla".</text:p>
            <text:p text:style-name="P3"/>
            <text:p text:style-name="P3">Rispetto alla versione della sede d'esame sono state apportate le seguenti modifiche:</text:p>
            <text:p text:style-name="P3">1 – Eliminata la variabile sol inutilizzata tra i parametri della funzione;</text:p>
            <text:p text:style-name="P3">2 – Sostituito "sizeof" con "strlen" in quanto bisognava rapportare il valore alla dimensione del char; <text:s/></text:p>
            <text:p text:style-name="P3">3 – sostituito "=" con "==" nella prima condizione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57S</meta:editing-duration>
    <meta:editing-cycles>3</meta:editing-cycles>
    <meta:generator>OpenOffice/4.0.1$Win32 OpenOffice.org_project/401m5$Build-9714</meta:generator>
    <dc:date>2015-02-02T19:35:48.91</dc:date>
    <meta:document-statistic meta:table-count="3" meta:image-count="0" meta:object-count="0" meta:page-count="3" meta:paragraph-count="100" meta:word-count="512" meta:character-count="3482"/>
    <dc:creator>Luca Mazzucco</dc:creator>
    <meta:user-defined meta:name="Info 1"/>
    <meta:user-defined meta:name="Info 2"/>
    <meta:user-defined meta:name="Info 3"/>
    <meta:user-defined meta:name="Info 4"/>
  </office:meta>
</office:document-meta>
</file>